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1c1c1c" officeooo:rsid="000e90a0" officeooo:paragraph-rsid="000e90a0"/>
    </style:style>
    <style:style style:name="P2" style:family="paragraph" style:parent-style-name="Standard">
      <style:text-properties fo:color="#1c1c1c" officeooo:rsid="000f7bb5" officeooo:paragraph-rsid="000f7bb5"/>
    </style:style>
    <style:style style:name="P3" style:family="paragraph" style:parent-style-name="Standard">
      <style:text-properties fo:color="#1c1c1c" officeooo:rsid="001076aa" officeooo:paragraph-rsid="001076aa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1.9cm" style:auto-text-indent="false" style:page-number="auto" fo:background-color="transparent"/>
      <style:text-properties fo:color="#1c1c1c" officeooo:rsid="000e90a0" officeooo:paragraph-rsid="000e90a0"/>
    </style:style>
    <style:style style:name="T1" style:family="text">
      <style:text-properties officeooo:rsid="000f7bb5"/>
    </style:style>
    <style:style style:name="T2" style:family="text">
      <style:text-properties officeooo:rsid="001076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NTADAS: <text:span text:style-name="T1">RODRIGO FARO HUIIIIIII </text:span></text:p>
      <text:p text:style-name="P1"/>
      <text:p text:style-name="P1">GATA SE VOCÊ FOSSE LUA EU SAIRIA TODA A NOITE PARA VER A SUA BELEZA </text:p>
      <text:p text:style-name="P1"/>
      <text:p text:style-name="P1">GATA VOCÊ É TARTARUGA? NÃO PQ? PQ VC TA BEM LENTA PRA NOIS FICA JUNTOS</text:p>
      <text:p text:style-name="P1"/>
      <text:p text:style-name="P2">GATA USEI ATÉ SHAMPOO ANTI-QUEDA MAS AINDA SINTO UMA QUEDINHA POR VC</text:p>
      <text:p text:style-name="P2"/>
      <text:p text:style-name="P2">GATA SE VC FOSSE FLOR VC SERIA O JARDIM BOTANICO</text:p>
      <text:p text:style-name="P2"/>
      <text:p text:style-name="P2">GATA SE BELEZA FOSSE BOSTA VC TARIA TODA CAGADA</text:p>
      <text:p text:style-name="P2"/>
      <text:p text:style-name="P3">GAT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53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3T13:08:17.645906231</meta:creation-date>
    <dc:date>2022-08-03T13:43:30.554056779</dc:date>
    <meta:editing-duration>PT3M22S</meta:editing-duration>
    <meta:editing-cycles>1</meta:editing-cycles>
    <meta:document-statistic meta:table-count="0" meta:image-count="0" meta:object-count="0" meta:page-count="1" meta:paragraph-count="7" meta:word-count="66" meta:character-count="338" meta:non-whitespace-character-count="277"/>
    <meta:generator>LibreOffice/5.1.6.2$Linux_X86_64 LibreOffice_project/10m0$Build-2</meta:generator>
  </office:meta>
</office:document-meta>
</file>